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14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3" style:family="table-cell" style:parent-style-name="Default" style:data-style-name="N14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14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5" style:family="table-cell" style:parent-style-name="Separador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Default" style:data-style-name="N14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42" office:value-type="string" calcext:value-type="string">
            <text:p>DATA</text:p>
          </table:table-cell>
          <table:table-cell table:style-name="ce48" office:value-type="string" calcext:value-type="string">
            <text:p>NF - SERV. PROD. </text:p>
          </table:table-cell>
          <table:table-cell table:style-name="ce51" office:value-type="string" calcext:value-type="string">
            <text:p>R$</text:p>
          </table:table-cell>
          <table:table-cell table:style-name="ce54"/>
          <table:table-cell table:style-name="ce56" office:value-type="string" calcext:value-type="string">
            <text:p>PAGO</text:p>
          </table:table-cell>
          <table:table-cell table:style-name="ce51" office:value-type="string" calcext:value-type="string">
            <text:p>VALOR</text:p>
          </table:table-cell>
          <table:table-cell table:style-name="ce42" office:value-type="string" calcext:value-type="string">
            <text:p>DATA</text:p>
          </table:table-cell>
          <table:table-cell table:style-name="ce60" office:value-type="string" calcext:value-type="string">
            <text:p>SALDO DEVEDOR</text:p>
          </table:table-cell>
          <table:table-cell table:style-name="ce56" office:value-type="string" calcext:value-type="string">
            <text:p>OBS.:</text:p>
          </table:table-cell>
          <table:table-cell table:style-name="ce63" table:number-columns-repeated="55"/>
        </table:table-row>
        <table:table-row table:style-name="ro2">
          <table:table-cell table:style-name="ce44" office:value-type="date" office:date-value="2023-08-31" calcext:value-type="date">
            <text:p>31/08/2023</text:p>
          </table:table-cell>
          <table:table-cell table:style-name="ce49" office:value-type="string" calcext:value-type="string">
            <text:p>Serviços de abertura da firma</text:p>
          </table:table-cell>
          <table:table-cell table:style-name="ce52" office:value-type="float" office:value="700" calcext:value-type="float">
            <text:p>7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700" calcext:value-type="float">
            <text:p>700,00</text:p>
          </table:table-cell>
          <table:table-cell table:style-name="ce44" office:value-type="date" office:date-value="2023-09-14" calcext:value-type="date">
            <text:p>14/09/2023</text:p>
          </table:table-cell>
          <table:table-cell table:style-name="ce61" table:formula="of:=[.C2]-[.F2]" office:value-type="float" office:value="0" calcext:value-type="float">
            <text:p>-</text:p>
          </table:table-cell>
          <table:table-cell table:style-name="ce20" office:value-type="string" calcext:value-type="string" table:number-columns-spanned="1" table:number-rows-spanned="8">
            <text:p>PG – R$ 1.000,00</text:p>
            <text:p>24/10/2024</text:p>
          </table:table-cell>
          <table:table-cell table:style-name="ce63" table:number-columns-repeated="55"/>
        </table:table-row>
        <table:table-row table:style-name="ro2">
          <table:table-cell table:style-name="ce44" office:value-type="date" office:date-value="2023-11-30" calcext:value-type="date">
            <text:p>30/11/2023</text:p>
          </table:table-cell>
          <table:table-cell table:style-name="ce49" office:value-type="string" calcext:value-type="string">
            <text:p>Mens. 11/2023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3]-[.F3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3-12-31" calcext:value-type="date">
            <text:p>31/12/2023</text:p>
          </table:table-cell>
          <table:table-cell table:style-name="ce49" office:value-type="string" calcext:value-type="string">
            <text:p>Mens. 12/2023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4]-[.F4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1-31" calcext:value-type="date">
            <text:p>31/01/2024</text:p>
          </table:table-cell>
          <table:table-cell table:style-name="ce49" office:value-type="string" calcext:value-type="string">
            <text:p>Mens. 01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5]-[.F5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2-29" calcext:value-type="date">
            <text:p>29/02/2024</text:p>
          </table:table-cell>
          <table:table-cell table:style-name="ce49" office:value-type="string" calcext:value-type="string">
            <text:p>Mens. 02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6]-[.F6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3-31" calcext:value-type="date">
            <text:p>31/03/2024</text:p>
          </table:table-cell>
          <table:table-cell table:style-name="ce49" office:value-type="string" calcext:value-type="string">
            <text:p>Mens. 03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7]-[.F7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4-30" calcext:value-type="date">
            <text:p>30/04/2024</text:p>
          </table:table-cell>
          <table:table-cell table:style-name="ce49" office:value-type="string" calcext:value-type="string">
            <text:p>Mens. 04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8]-[.F8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5-31" calcext:value-type="date">
            <text:p>31/05/2024</text:p>
          </table:table-cell>
          <table:table-cell table:style-name="ce49" office:value-type="string" calcext:value-type="string">
            <text:p>Mens. 05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" calcext:value-type="float">
            <text:p>10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9]-[.F9]" office:value-type="float" office:value="50" calcext:value-type="float">
            <text:p>50,00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6-30" calcext:value-type="date">
            <text:p>30/06/2024</text:p>
          </table:table-cell>
          <table:table-cell table:style-name="ce49" office:value-type="string" calcext:value-type="string">
            <text:p>Mens. 06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0]-[.F10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7-31" calcext:value-type="date">
            <text:p>31/07/2024</text:p>
          </table:table-cell>
          <table:table-cell table:style-name="ce49" office:value-type="string" calcext:value-type="string">
            <text:p>Mens. 07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1]-[.F11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8-31" calcext:value-type="date">
            <text:p>31/08/2024</text:p>
          </table:table-cell>
          <table:table-cell table:style-name="ce49" office:value-type="string" calcext:value-type="string">
            <text:p>Mens. 08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2]-[.F12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9-30" calcext:value-type="date">
            <text:p>30/09/2024</text:p>
          </table:table-cell>
          <table:table-cell table:style-name="ce49" office:value-type="string" calcext:value-type="string">
            <text:p>Mens. 09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3]-[.F13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10-31" calcext:value-type="date">
            <text:p>31/10/2024</text:p>
          </table:table-cell>
          <table:table-cell table:style-name="ce49" office:value-type="string" calcext:value-type="string">
            <text:p>Mens. 10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4]-[.F14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11-30" calcext:value-type="date">
            <text:p>30/11/2024</text:p>
          </table:table-cell>
          <table:table-cell table:style-name="ce49" office:value-type="string" calcext:value-type="string">
            <text:p>Mens. 11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5]-[.F15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12-31" calcext:value-type="date">
            <text:p>31/12/2024</text:p>
          </table:table-cell>
          <table:table-cell table:style-name="ce49" office:value-type="string" calcext:value-type="string">
            <text:p>Mens. 12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6]-[.F16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1-31" calcext:value-type="date">
            <text:p>31/01/2025</text:p>
          </table:table-cell>
          <table:table-cell table:style-name="ce49" office:value-type="string" calcext:value-type="string">
            <text:p>Mens. 01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7]-[.F17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2-28" calcext:value-type="date">
            <text:p>28/02/2025</text:p>
          </table:table-cell>
          <table:table-cell table:style-name="ce49" office:value-type="string" calcext:value-type="string">
            <text:p>Mens. 02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8]-[.F18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3-31" calcext:value-type="date">
            <text:p>31/03/2025</text:p>
          </table:table-cell>
          <table:table-cell table:style-name="ce49" office:value-type="string" calcext:value-type="string">
            <text:p>Mens. 03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9]-[.F19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4-30" calcext:value-type="date">
            <text:p>30/04/2025</text:p>
          </table:table-cell>
          <table:table-cell table:style-name="ce49" office:value-type="string" calcext:value-type="string">
            <text:p>Mens. 04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0]-[.F20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5-31" calcext:value-type="date">
            <text:p>31/05/2025</text:p>
          </table:table-cell>
          <table:table-cell table:style-name="ce49" office:value-type="string" calcext:value-type="string">
            <text:p>Mens. 05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1]-[.F21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6-30" calcext:value-type="date">
            <text:p>30/06/2025</text:p>
          </table:table-cell>
          <table:table-cell table:style-name="ce49" office:value-type="string" calcext:value-type="string">
            <text:p>Mens. 06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2]-[.F22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7-31" calcext:value-type="date">
            <text:p>31/07/2025</text:p>
          </table:table-cell>
          <table:table-cell table:style-name="ce49" office:value-type="string" calcext:value-type="string">
            <text:p>Mens. 07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3]-[.F23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8-31" calcext:value-type="date">
            <text:p>31/08/2025</text:p>
          </table:table-cell>
          <table:table-cell table:style-name="ce49" office:value-type="string" calcext:value-type="string">
            <text:p>Mens. 08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4]-[.F24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5"/>
          <table:table-cell/>
          <table:table-cell table:style-name="ce45" table:number-columns-repeated="4"/>
          <table:table-cell table:style-name="ce59" office:value-type="string" calcext:value-type="string">
            <text:p>TOTAL</text:p>
          </table:table-cell>
          <table:table-cell table:style-name="ce51" table:formula="of:=SUM([.H2:.H24])" office:value-type="float" office:value="2300" calcext:value-type="float">
            <text:p>2.300,00</text:p>
          </table:table-cell>
          <table:table-cell table:style-name="ce56"/>
          <table:table-cell table:style-name="ce63" table:number-columns-repeated="55"/>
        </table:table-row>
        <table:table-row table:style-name="ro3">
          <table:table-cell table:style-name="ce46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3" table:number-rows-repeated="2">
          <table:table-cell table:style-name="ce47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3" table:number-rows-repeated="31985">
          <table:table-cell table:style-name="ce46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3" table:number-rows-repeated="33514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'Situação do Cliente'.A2:'Situação do Cliente'.AMJ2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9P0"/>
    </number:number-style>
    <number:number-style style:name="N12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2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2">
      <number:text>R$-""""""""""""""""""""""""""""""""</number:text>
      <style:map style:condition="value()&gt;0" style:apply-style-name="N122P0"/>
      <style:map style:condition="value()&lt;0" style:apply-style-name="N122P1"/>
    </number:number-style>
    <number:date-style style:name="N123">
      <number:month number:textual="true"/>
      <number:text> </number:text>
      <number:year/>
    </number:date-style>
    <number:number-style style:name="N12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date-style style:name="N126">
      <number:day number:style="long"/>
      <number:text>. </number:text>
      <number:month number:textual="true"/>
    </number:date-style>
    <number:number-style style:name="N12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date-style style:name="N128">
      <number:day number:style="long"/>
      <number:text>. </number:text>
      <number:month number:textual="true"/>
      <number:text> </number:text>
      <number:year/>
    </number:date-style>
    <number:time-style style:name="N129">
      <number:minutes number:style="long"/>
      <number:text>:</number:text>
      <number:seconds number:style="long"/>
    </number:time-style>
    <number:date-style style:name="N130">
      <number:day number:style="long"/>
      <number:text>.</number:text>
      <number:month number:style="long"/>
      <number:text>.</number:text>
      <number:year/>
    </number:date-style>
    <number:number-style style:name="N13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time-style style:name="N132">
      <number:hours/>
      <number:text>:</number:text>
      <number:minutes number:style="long"/>
      <number:text> </number:text>
      <number:am-pm/>
    </number:time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7">
      <number:text>R$-""""""""""""""""""""""""""""""""</number:text>
      <number:number number:decimal-places="0" number:min-decimal-places="0" number:min-integer-digits="0"/>
      <style:map style:condition="value()&gt;0" style:apply-style-name="N137P0"/>
      <style:map style:condition="value()&lt;0" style:apply-style-name="N137P1"/>
    </number:number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9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40">
      <number:month number:style="long"/>
      <number:text>/</number:text>
      <number:year number:style="long"/>
    </number:date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</number:number-style>
    <number:number-style style:name="N14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3">
      <number:text>-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R$""""""""""""""""</number:text>
      <number:number number:decimal-places="0" number:min-decimal-places="0" number:min-integer-digits="1" number:grouping="true"/>
    </number:number-style>
    <number:number-style style:name="N145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0" number:min-decimal-places="0" number:min-integer-digits="1" number:grouping="true"/>
    </number:number-style>
    <number:number-style style:name="N14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7">
      <number:text>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""""""""""""""""""""""""""""""""""</number:text>
    </number:number-style>
    <number:number-style style:name="N149P1" style:volatile="true">
      <number:text>R$(""""""""""""""""""""""""""""""""""""""""""""""""""</number:text>
    </number:number-style>
    <number:number-style style:name="N149">
      <number:text>R$-""""""""""""""""""""""""""""""""""""""""""""""""""</number:text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R$""""""""""""""""""""""""""""""""""""""""""""""""""</number:text>
    </number:number-style>
    <number:number-style style:name="N150">
      <style:text-properties fo:color="#ff0000"/>
      <number:text>(R$""""""""""""""""""""""""""""""""""""""""""""""""""</number:text>
      <style:map style:condition="value()&gt;=0" style:apply-style-name="N150P0"/>
    </number:number-style>
    <number:number-style style:name="N151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52">
      <number:minutes number:style="long"/>
      <number:text>:</number:text>
      <number:seconds number:style="long"/>
      <number:text>,</number:text>
    </number:time-style>
    <number:number-style style:name="N15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  <number:text> </number:text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0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7:45.462201125">00:00:00</text:time></text:span><text:span text:style-name="MT2"><text:s/></text:span></text:p>
        </style:region-center>
        <style:region-right>
          <text:p><text:span text:style-name="MT3">Campos Mat. Cons. Tr. Terr. Soc. Un.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Campos Mat. p/ Constr. Transp. e Terrap. Soc. Un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7:45.46433526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2:04</meta:creation-date>
    <dc:date>2025-09-01T14:07:45.813170044</dc:date>
    <meta:print-date>2019-10-31T18:04:07.913029257</meta:print-date>
    <dc:language>pt-PT</dc:language>
    <meta:editing-cycles>555</meta:editing-cycles>
    <meta:editing-duration>P1DT7H25M28S</meta:editing-duration>
    <meta:document-statistic meta:table-count="1" meta:cell-count="157" meta:object-count="0"/>
    <meta:user-defined meta:name="Info 0"/>
    <meta:user-defined meta:name="Info 1"/>
    <meta:user-defined meta:name="Info 2"/>
    <meta:user-defined meta:name="Info 3"/>
  </office:meta>
</office:document-meta>
</file>